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tomCheckInterceptor.MtomCheckInterceptor( boolean mt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tomCheckInterceptor.handleMessage( 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